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mimajor axis (106 km) <text:s text:c="8"/>149.60 <text:s text:c="3"/></text:p>
          </table:table-cell>
          <table:table-cell table:number-columns-repeated="2"/>
          <table:table-cell office:value-type="float" office:value="149.6" calcext:value-type="float">
            <text:p>149,6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.662" calcext:value-type="float">
            <text:p>-1,662</text:p>
          </table:table-cell>
          <table:table-cell office:value-type="float" office:value="-2.114" calcext:value-type="float">
            <text:p>-2,114</text:p>
          </table:table-cell>
          <table:table-cell office:value-type="float" office:value="-1.1" calcext:value-type="float">
            <text:p>-1,1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string" calcext:value-type="string">
            <text:p>Sidereal orbit period (days) <text:s text:c="3"/>365.256</text:p>
          </table:table-cell>
          <table:table-cell table:number-columns-repeated="3"/>
          <table:table-cell office:value-type="string" calcext:value-type="string">
            <text:p>perihel</text:p>
          </table:table-cell>
          <table:table-cell table:style-name="ce1" table:formula="of:=1-[.D10]" office:value-type="float" office:value="0.9833" calcext:value-type="float">
            <text:p>0,9833</text:p>
          </table:table-cell>
          <table:table-cell table:formula="of:=[.F2]^[.G1]" office:value-type="float" office:value="1.03425569669848" calcext:value-type="float">
            <text:p>1,03425569669848</text:p>
          </table:table-cell>
          <table:table-cell table:formula="of:=[.F2]^[.H1]" office:value-type="float" office:value="1.02838516458364" calcext:value-type="float">
            <text:p>1,02838516458364</text:p>
          </table:table-cell>
          <table:table-cell table:formula="of:=[.F2]^[.I1]" office:value-type="float" office:value="1.03624324666162" calcext:value-type="float">
            <text:p>1,03624324666162</text:p>
          </table:table-cell>
          <table:table-cell table:formula="of:=[.F2]^[.J1]" office:value-type="float" office:value="1.01869777343162" calcext:value-type="float">
            <text:p>1,01869777343162</text:p>
          </table:table-cell>
          <table:table-cell table:formula="of:=[.F2]^[.K1]" office:value-type="float" office:value="0.99833412840461" calcext:value-type="float">
            <text:p>0,99833412840461</text:p>
          </table:table-cell>
        </table:table-row>
        <table:table-row table:style-name="ro1">
          <table:table-cell office:value-type="string" calcext:value-type="string">
            <text:p>Tropical orbit period (days) <text:s text:c="3"/>365.242 <text:s text:c="3"/></text:p>
          </table:table-cell>
          <table:table-cell table:number-columns-repeated="3"/>
          <table:table-cell office:value-type="string" calcext:value-type="string">
            <text:p>aphel</text:p>
          </table:table-cell>
          <table:table-cell table:formula="of:=1+[.D10]" office:value-type="float" office:value="1.0167" calcext:value-type="float">
            <text:p>1,0167</text:p>
          </table:table-cell>
          <table:table-cell table:formula="of:=[.F3]^[.G1]" office:value-type="float" office:value="0.967418421401641" calcext:value-type="float">
            <text:p>0,967418421401641</text:p>
          </table:table-cell>
          <table:table-cell table:formula="of:=[.F3]^[.H1]" office:value-type="float" office:value="0.97284920256671" calcext:value-type="float">
            <text:p>0,97284920256671</text:p>
          </table:table-cell>
          <table:table-cell table:formula="of:=[.F3]^[.I1]" office:value-type="float" office:value="0.9655935831601" calcext:value-type="float">
            <text:p>0,9655935831601</text:p>
          </table:table-cell>
          <table:table-cell table:formula="of:=[.F3]^[.J1]" office:value-type="float" office:value="0.981946652824913" calcext:value-type="float">
            <text:p>0,981946652824913</text:p>
          </table:table-cell>
          <table:table-cell table:formula="of:=[.F3]^[.K1]" office:value-type="float" office:value="1.0016409916973" calcext:value-type="float">
            <text:p>1,0016409916973</text:p>
          </table:table-cell>
        </table:table-row>
        <table:table-row table:style-name="ro1">
          <table:table-cell office:value-type="string" calcext:value-type="string">
            <text:p>Perihelion (106 km) <text:s text:c="12"/>147.09 <text:s text:c="7"/></text:p>
          </table:table-cell>
          <table:table-cell table:number-columns-repeated="5"/>
          <table:table-cell table:formula="of:=1-[.G3]" office:value-type="float" office:value="0.0325815785983594" calcext:value-type="float">
            <text:p>0,03258157859836</text:p>
          </table:table-cell>
          <table:table-cell table:formula="of:=1-[.H3]" office:value-type="float" office:value="0.0271507974332897" calcext:value-type="float">
            <text:p>0,02715079743329</text:p>
          </table:table-cell>
          <table:table-cell table:formula="of:=1-[.I3]" office:value-type="float" office:value="0.0344064168398994" calcext:value-type="float">
            <text:p>0,0344064168399</text:p>
          </table:table-cell>
          <table:table-cell table:formula="of:=1-[.J3]" office:value-type="float" office:value="0.0180533471750874" calcext:value-type="float">
            <text:p>0,018053347175088</text:p>
          </table:table-cell>
          <table:table-cell table:formula="of:=1-[.K2]" office:value-type="float" office:value="0.00166587159539011" calcext:value-type="float">
            <text:p>0,00166587159539</text:p>
          </table:table-cell>
        </table:table-row>
        <table:table-row table:style-name="ro1">
          <table:table-cell office:value-type="string" calcext:value-type="string">
            <text:p>Aphelion (106 km) <text:s text:c="14"/>152.10</text:p>
          </table:table-cell>
          <table:table-cell table:number-columns-repeated="5"/>
          <table:table-cell office:value-type="float" office:value="0.034" calcext:value-type="float">
            <text:p>0,034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6" calcext:value-type="float">
            <text:p>0,036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17" calcext:value-type="float">
            <text:p>0,0017</text:p>
          </table:table-cell>
        </table:table-row>
        <table:table-row table:style-name="ro1">
          <table:table-cell office:value-type="string" calcext:value-type="string">
            <text:p>Mean orbital velocity (km/s) <text:s text:c="4"/>29.78 <text:s text:c="7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. orbital velocity (km/s) <text:s text:c="4"/>30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. orbital velocity (km/s) <text:s text:c="4"/>29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bit inclination (deg) <text:s text:c="10"/>0.000 <text:s text:c="4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bit eccentricity <text:s text:c="15"/>0.0167 <text:s text:c="4"/></text:p>
          </table:table-cell>
          <table:table-cell table:number-columns-repeated="2"/>
          <table:table-cell office:value-type="float" office:value="0.0167" calcext:value-type="float">
            <text:p>0,0167</text:p>
          </table:table-cell>
          <table:table-cell table:formula="of:=[.D10]*2" office:value-type="float" office:value="0.0334" calcext:value-type="float">
            <text:p>0,0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real rotation period (hrs) <text:s text:c="2"/>23.9345 <text:s text:c="3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h of day (hrs) <text:s text:c="13"/>24.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liquity to orbit (deg) <text:s text:c="8"/>2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lination of equator (deg) <text:s text:c="4"/>23.44 <text:s text:c="40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5"/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 table:number-rows-repeated="3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4" loext:min-decimal-places="4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.00.0000</text:date>, <text:time style:data-style-name="N2" text:time-value="13:21:28.130429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21:32.821425566</meta:creation-date>
    <dc:date>2017-08-22T13:25:14.289108176</dc:date>
    <meta:editing-duration>PT2H28M36S</meta:editing-duration>
    <meta:editing-cycles>2</meta:editing-cycles>
    <meta:generator>LibreOffice/5.2.5.1$Linux_X86_64 LibreOffice_project/20m0$Build-1</meta:generator>
    <meta:document-statistic meta:table-count="1" meta:cell-count="47" meta:object-count="0"/>
  </office:meta>
</office:document-meta>
</file>